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Courier 10 Pitch1"/>
    </style:style>
    <style:style style:name="T3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Core Modules</text:span></text:p>
            <text:p>Hands 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pt two filenames on the command line.</text:p>
              </text:list-item>
              <text:list-item>
                <text:p>Print a SHA1 hash of each file.</text:p>
              </text:list-item>
              <text:list-item>
                <text:p>Print “Match” or “No match” if the sha's are equal or not equ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te a list of numbers from <text:span text:style-name="T2">$min</text:span> to <text:span text:style-name="T2">$max</text:span>.</text:p>
              </text:list-item>
              <text:list-item>
                <text:p>Use List::Util to...</text:p>
                <text:list>
                  <text:list-item>
                    <text:p>Shuffle the list.</text:p>
                  </text:list-item>
                  <text:list-item>
                    <text:p>Find the sum of the list's elements.</text:p>
                  </text:list-item>
                  <text:list-item>
                    <text:p>Find the product of the list's elements.</text:p>
                  </text:list-item>
                </text:list>
              </text:list-item>
              <text:list-item>
                <text:p>Output the original list, the shuffled list, the sum of the elements, and the product of the elem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y range-of-numbers program as follows:</text:p>
              </text:list-item>
              <text:list-item>
                <text:p>Use Getopt::Long to accept comand line switches:</text:p>
                <text:list>
                  <text:list-item>
                    <text:p>--min RANGE_MIN</text:p>
                  </text:list-item>
                  <text:list-item>
                    <text:p>--max RANGE_MAX</text:p>
                  </text:list-item>
                  <text:list-item>
                    <text:p>--shuffle (if switch is present, shuffle the range)</text:p>
                  </text:list-item>
                  <text:list-item>
                    <text:p>--reverse (if switch is present, reverse the range)</text:p>
                  </text:list-item>
                </text:list>
              </text:list-item>
              <text:list-item>
                <text:p>If MIN &gt; MAX, swap the values before generating.</text:p>
              </text:list-item>
              <text:list-item>
                <text:p>Set sane defaults such as 0..10 in case there's no user inp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two subroutines that each reverse a string using different methods.</text:p>
              </text:list-item>
              <text:list-item>
                <text:p>Benchmark which one is faster using the core Benchmark modu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lurp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lurp your system's dictionary file into an array with <text:a xlink:href="../../../../../../:Slurp" xlink:type="simple">File::Slurp</text:a></text:p>
                <text:p/>
              </text:list-item>
              <text:list-item>
                <text:p>Print a list of all words that have the “pre” prefix, or “tion” suffix.</text:p>
                <text:p/>
              </text:list-item>
              <text:list-item>
                <text:p>Count all words.</text:p>
              </text:list-item>
              <text:list-item>
                <text:p>Count words that met the criteria.</text:p>
              </text:list-item>
              <text:list-item>
                <text:p>Using 'lc', and a hash, find all words that appear more than one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code::Col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d some Unicode text somewhere online.</text:p>
                <text:p/>
              </text:list-item>
              <text:list-item>
                <text:p>Sort the words from the text using Unicode::Collate's “sort”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ra Cred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d an interesting looking module in <text:span text:style-name="T2">perlmodlib</text:span></text:p>
              </text:list-item>
              <text:list-item>
                <text:p><text:span text:style-name="T3">Skim through the module's documentation.</text:span></text:p>
              </text:list-item>
              <text:list-item>
                <text:p><text:span text:style-name="T3">Do something with it (for example, follow its synopsi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8T16:22:32.252327964</meta:creation-date>
    <dc:date>2014-07-10T22:12:40.050763086</dc:date>
    <meta:editing-duration>P0D</meta:editing-duration>
    <meta:editing-cycles>4</meta:editing-cycles>
    <meta:generator>LibreOffice/4.2.4.2$Linux_X86_64 LibreOffice_project/420m0$Build-2</meta:generator>
    <meta:document-statistic meta:object-count="52"/>
  </office:meta>
</office:document-meta>
</file>